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ela1" style:family="table">
      <style:table-properties style:width="11.202cm" table:align="left"/>
    </style:style>
    <style:style style:name="Tabela1.A" style:family="table-column">
      <style:table-column-properties style:column-width="4.396cm"/>
    </style:style>
    <style:style style:name="Tabela1.B" style:family="table-column">
      <style:table-column-properties style:column-width="6.807cm"/>
    </style:style>
    <style:style style:name="Tabe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ela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Heading_20_1">
      <style:paragraph-properties fo:margin-left="0cm" fo:margin-right="0cm" fo:margin-top="0cm" fo:margin-bottom="0.423cm" style:contextual-spacing="false" style:line-height-at-least="0.9cm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fo:letter-spacing="normal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</style:style>
    <style:style style:name="P15" style:family="paragraph" style:parent-style-name="Standard">
      <style:text-properties officeooo:rsid="001ef63b" officeooo:paragraph-rsid="001ef63b"/>
    </style:style>
    <style:style style:name="P16" style:family="paragraph" style:parent-style-name="Heading_20_2">
      <style:text-properties officeooo:rsid="001ef63b" officeooo:paragraph-rsid="001ef63b"/>
    </style:style>
    <style:style style:name="P17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18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19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20" style:family="paragraph" style:parent-style-name="Text_20_body">
      <style:paragraph-properties fo:margin-left="1cm" fo:margin-right="1cm" fo:margin-top="0cm" fo:margin-bottom="0cm" style:contextual-spacing="false" fo:orphans="2" fo:widows="2" fo:text-indent="0cm" style:auto-text-indent="false" fo:padding-left="0.37cm" fo:padding-right="0cm" fo:padding-top="0cm" fo:padding-bottom="0cm" fo:border-left="1.5pt solid #adb2b8" fo:border-right="none" fo:border-top="none" fo:border-bottom="none"/>
    </style:style>
    <style:style style:name="T1" style:family="text"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T2" style:family="text">
      <style:text-properties fo:font-variant="normal" fo:text-transform="none" fo:color="#0f1115" loext:opacity="100%" fo:letter-spacing="normal"/>
    </style:style>
    <style:style style:name="T3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6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7" style:family="text">
      <style:text-properties style:font-name="quote-cjk-patch"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Explicação dos MVPs</text:span></text:span></text:h>
      <text:h text:style-name="P2" text:outline-level="2"><text:span text:style-name="Strong_20_Emphasis"><text:span text:style-name="T2">💄 </text:span></text:span><text:span text:style-name="Strong_20_Emphasis"><text:span text:style-name="T3">ColorMatch AR</text:span></text:span></text:h>
      <text:p text:style-name="P3"><text:span text:style-name="Strong_20_Emphasis"><text:span text:style-name="T4">Problema:</text:span></text:span><text:span text:style-name="T5"> "Compro maquiagem online e nunca acerto a cor."<text:line-break/></text:span><text:span text:style-name="Strong_20_Emphasis"><text:span text:style-name="T4">MVP Funcional:</text:span></text:span><text:span text:style-name="T5"> Aplicativo que mostra como diferentes batons ficam no seu rosto virtual. Você clica nas cores e vê o resultado instantaneamente!</text:span></text:p>
      <text:p text:style-name="P3"><text:span text:style-name="Strong_20_Emphasis"><text:span text:style-name="T4">Funcionalidades principais:</text:span></text:span></text:p>
      <text:list text:style-name="L1">
        <text:list-item>
          <text:p text:style-name="P4">Rosto virtual interativo</text:p>
        </text:list-item>
        <text:list-item>
          <text:p text:style-name="P4">Paleta de cores para escolher</text:p>
        </text:list-item>
        <text:list-item>
          <text:p text:style-name="P4">Teste de diferentes tons de base</text:p>
        </text:list-item>
        <text:list-item>
          <text:p text:style-name="P4">Salva seus looks favoritos</text:p>
        </text:list-item>
      </text:list>
      <text:p text:style-name="P3"><text:span text:style-name="Strong_20_Emphasis"><text:span text:style-name="T4">"Olha que legal!":</text:span></text:span><text:span text:style-name="T5"> Em vez de imaginar, você vê a cor na "sua cara" antes de comprar!</text:span></text:p>
      <text:p text:style-name="Horizontal_20_Line"/>
      <text:h text:style-name="P2" text:outline-level="2"><text:span text:style-name="Strong_20_Emphasis"><text:span text:style-name="T2">🚦 </text:span></text:span><text:span text:style-name="Strong_20_Emphasis"><text:span text:style-name="T3">SmartFlow AI</text:span></text:span></text:h>
      <text:p text:style-name="P3"><text:span text:style-name="Strong_20_Emphasis"><text:span text:style-name="T4">Problema:</text:span></text:span><text:span text:style-name="T5"> "Sempre fico preso no trânsito nos mesmos semáforos."<text:line-break/></text:span><text:span text:style-name="Strong_20_Emphasis"><text:span text:style-name="T4">MVP Funcional:</text:span></text:span><text:span text:style-name="T5"> Sistema que ajusta os tempos dos semáforos conforme o movimento dos carros. Mais carros = mais tempo verde!</text:span></text:p>
      <text:p text:style-name="P3"><text:span text:style-name="Strong_20_Emphasis"><text:span text:style-name="T4">Funcionalidades principais:</text:span></text:span></text:p>
      <text:list text:style-name="L2">
        <text:list-item>
          <text:p text:style-name="P5">Cruzamento virtual em tempo real</text:p>
        </text:list-item>
        <text:list-item>
          <text:p text:style-name="P5">Semáforos que se adaptam ao tráfego</text:p>
        </text:list-item>
        <text:list-item>
          <text:p text:style-name="P5">Botão "IA" que otimiza automaticamente</text:p>
        </text:list-item>
        <text:list-item>
          <text:p text:style-name="P5">Estatísticas de melhoria</text:p>
        </text:list-item>
      </text:list>
      <text:p text:style-name="P3"><text:span text:style-name="Strong_20_Emphasis"><text:span text:style-name="T4">"Olha que legal!":</text:span></text:span><text:span text:style-name="T5"> O semáforo "pensa" e decide sozinho o melhor tempo para cada rua!</text:span></text:p>
      <text:p text:style-name="Horizontal_20_Line"/>
      <text:h text:style-name="P2" text:outline-level="2"><text:soft-page-break/><text:span text:style-name="Strong_20_Emphasis"><text:span text:style-name="T2">🏥 </text:span></text:span><text:span text:style-name="Strong_20_Emphasis"><text:span text:style-name="T3">HospPredict AI</text:span></text:span></text:h>
      <text:p text:style-name="P3"><text:span text:style-name="Strong_20_Emphasis"><text:span text:style-name="T4">Problema:</text:span></text:span><text:span text:style-name="T5"> "Hospitais lotados não sabem quais pacientes precisam de mais cuidado."<text:line-break/></text:span><text:span text:style-name="Strong_20_Emphasis"><text:span text:style-name="T4">MVP Funcional:</text:span></text:span><text:span text:style-name="T5"> Sistema que prevê quanto tempo cada paciente ficará internado e quais são mais graves.</text:span></text:p>
      <text:p text:style-name="P3"><text:span text:style-name="Strong_20_Emphasis"><text:span text:style-name="T4">Funcionalidades principais:</text:span></text:span></text:p>
      <text:list text:style-name="L3">
        <text:list-item>
          <text:p text:style-name="P6">Lista de pacientes com cores (vermelho/amarelo/verde)</text:p>
        </text:list-item>
        <text:list-item>
          <text:p text:style-name="P6">Previsão de dias de internação</text:p>
        </text:list-item>
        <text:list-item>
          <text:p text:style-name="P6">IA que prioriza casos sérios</text:p>
        </text:list-item>
        <text:list-item>
          <text:p text:style-name="P6">Relatórios automáticos</text:p>
        </text:list-item>
      </text:list>
      <text:p text:style-name="P3"><text:span text:style-name="Strong_20_Emphasis"><text:span text:style-name="T4">"Olha que legal!":</text:span></text:span><text:span text:style-name="T5"> O computador ajuda os médicos a saber quem precisa de atenção primeiro!</text:span></text:p>
      <text:p text:style-name="Horizontal_20_Line"/>
      <text:h text:style-name="P2" text:outline-level="2"><text:span text:style-name="Strong_20_Emphasis"><text:span text:style-name="T2">🎵 </text:span></text:span><text:span text:style-name="Strong_20_Emphasis"><text:span text:style-name="T3">SoundCollab</text:span></text:span></text:h>
      <text:p text:style-name="P3"><text:span text:style-name="Strong_20_Emphasis"><text:span text:style-name="T4">Problema:</text:span></text:span><text:span text:style-name="T5"> "Quero fazer música mas não tenho banda nem estúdio."<text:line-break/></text:span><text:span text:style-name="Strong_20_Emphasis"><text:span text:style-name="T4">MVP Funcional:</text:span></text:span><text:span text:style-name="T5"> Site onde cada pessoa grava uma parte da música e tudo se junta automaticamente!</text:span></text:p>
      <text:p text:style-name="P3"><text:span text:style-name="Strong_20_Emphasis"><text:span text:style-name="T4">Funcionalidades principais:</text:span></text:span></text:p>
      <text:list text:style-name="L4">
        <text:list-item>
          <text:p text:style-name="P7">Faixas separadas (voz, guitarra, bateria)</text:p>
        </text:list-item>
        <text:list-item>
          <text:p text:style-name="P7">Controles de volume individuais</text:p>
        </text:list-item>
        <text:list-item>
          <text:p text:style-name="P7">Várias pessoas podem participar</text:p>
        </text:list-item>
        <text:list-item>
          <text:p text:style-name="P7">Mixagem simples</text:p>
        </text:list-item>
      </text:list>
      <text:p text:style-name="P3"><text:span text:style-name="Strong_20_Emphasis"><text:span text:style-name="T4">"Olha que legal!":</text:span></text:span><text:span text:style-name="T5"> Você faz a voz, seu amigo faz a guitarra e vocês criam uma música juntos sem sair de casa!</text:span></text:p>
      <text:p text:style-name="Horizontal_20_Line"/>
      <text:h text:style-name="P2" text:outline-level="2"><text:soft-page-break/><text:span text:style-name="Strong_20_Emphasis"><text:span text:style-name="T2">🎮 </text:span></text:span><text:span text:style-name="Strong_20_Emphasis"><text:span text:style-name="T3">GameDesign Hub</text:span></text:span></text:h>
      <text:p text:style-name="P3"><text:span text:style-name="Strong_20_Emphasis"><text:span text:style-name="T4">Problema:</text:span></text:span><text:span text:style-name="T5"> "Quero criar um jogo mas não sei desenhar personagens."<text:line-break/></text:span><text:span text:style-name="Strong_20_Emphasis"><text:span text:style-name="T4">MVP Funcional:</text:span></text:span><text:span text:style-name="T5"> Biblioteca online onde você pega desenhos prontos para usar no seu jogo.</text:span></text:p>
      <text:p text:style-name="P3"><text:span text:style-name="Strong_20_Emphasis"><text:span text:style-name="T4">Funcionalidades principais:</text:span></text:span></text:p>
      <text:list text:style-name="L5">
        <text:list-item>
          <text:p text:style-name="P8">Personagens, cenários, armas prontos</text:p>
        </text:list-item>
        <text:list-item>
          <text:p text:style-name="P8">Busca por categoria</text:p>
        </text:list-item>
        <text:list-item>
          <text:p text:style-name="P8">Visualização prévia</text:p>
        </text:list-item>
        <text:list-item>
          <text:p text:style-name="P8">Contagem de downloads</text:p>
        </text:list-item>
      </text:list>
      <text:p text:style-name="P3"><text:span text:style-name="Strong_20_Emphasis"><text:span text:style-name="T4">"Olha que legal!":</text:span></text:span><text:span text:style-name="T5"> Em vez de desenhar por horas, você escolhe um personagem pronto e começa a programar!</text:span></text:p>
      <text:p text:style-name="Horizontal_20_Line"/>
      <text:h text:style-name="P2" text:outline-level="2"><text:span text:style-name="Strong_20_Emphasis"><text:span text:style-name="T2">🚁 </text:span></text:span><text:span text:style-name="Strong_20_Emphasis"><text:span text:style-name="T3">DroneDrop</text:span></text:span></text:h>
      <text:p text:style-name="P3"><text:span text:style-name="Strong_20_Emphasis"><text:span text:style-name="T4">Problema:</text:span></text:span><text:span text:style-name="T5"> "Entregas demoram muito no trânsito."<text:line-break/></text:span><text:span text:style-name="Strong_20_Emphasis"><text:span text:style-name="T4">MVP Funcional:</text:span></text:span><text:span text:style-name="T5"> Sistema onde drones levam pacotes até pontos de retirada próximos de você.</text:span></text:p>
      <text:p text:style-name="P3"><text:span text:style-name="Strong_20_Emphasis"><text:span text:style-name="T4">Funcionalidades principais:</text:span></text:span></text:p>
      <text:list text:style-name="L6">
        <text:list-item>
          <text:p text:style-name="P9">Mapa com pontos de entrega</text:p>
        </text:list-item>
        <text:list-item>
          <text:p text:style-name="P9">Drones que se movem no mapa</text:p>
        </text:list-item>
        <text:list-item>
          <text:p text:style-name="P9">Status de cada entrega</text:p>
        </text:list-item>
        <text:list-item>
          <text:p text:style-name="P9">Tempo estimado de chegada</text:p>
        </text:list-item>
      </text:list>
      <text:p text:style-name="P3"><text:span text:style-name="Strong_20_Emphasis"><text:span text:style-name="T4">"Olha que legal!":</text:span></text:span><text:span text:style-name="T5"> Em vez do motoboy, um drone entrega seu pacote em minutos!</text:span></text:p>
      <text:p text:style-name="Horizontal_20_Line"/>
      <text:h text:style-name="P2" text:outline-level="2"><text:soft-page-break/><text:span text:style-name="Strong_20_Emphasis"><text:span text:style-name="T2">📌 </text:span></text:span><text:span text:style-name="Strong_20_Emphasis"><text:span text:style-name="T3">O que todos têm em comum:</text:span></text:span></text:h>
      <text:h text:style-name="P10" text:outline-level="3"><text:span text:style-name="Strong_20_Emphasis"><text:span text:style-name="T6">São SIMPLES:</text:span></text:span></text:h>
      <text:p text:style-name="P11">✅ <text:span text:style-name="T7">Fazem UMA coisa bem feita<text:line-break/>✅ Entende-se em 1 minuto<text:line-break/>✅ Botões que realmente funcionam<text:line-break/>✅ Visual atrativo e divertido</text:span></text:p>
      <text:h text:style-name="P10" text:outline-level="3"><text:span text:style-name="Strong_20_Emphasis"><text:span text:style-name="T6">São PRÁTICOS:</text:span></text:span></text:h>
      <text:p text:style-name="P11">✅ <text:span text:style-name="T7">Resolvem um problema real<text:line-break/>✅ Qualquer um pode usar<text:line-break/>✅ Não precisa manual de instruções<text:line-break/>✅ Feedback imediato</text:span></text:p>
      <text:h text:style-name="P10" text:outline-level="3"><text:span text:style-name="Strong_20_Emphasis"><text:span text:style-name="T6">São TESTÁVEIS:</text:span></text:span></text:h>
      <text:p text:style-name="P11">✅ <text:span text:style-name="T7">Podem ser mostrados para amigos<text:line-break/>✅ Geram opiniões rápidas<text:line-break/>✅ Melhoram com sugestões<text:line-break/>✅ Custo baixo para fazer</text:span></text:p>
      <text:p text:style-name="Horizontal_20_Line"/>
      <text:h text:style-name="P2" text:outline-level="2"><text:span text:style-name="Strong_20_Emphasis"><text:span text:style-name="T2">🎯 </text:span></text:span><text:span text:style-name="Strong_20_Emphasis"><text:span text:style-name="T3">Para os Alunos Pensarem:</text:span></text:span></text:h>
      <text:p text:style-name="P3"><text:span text:style-name="Strong_20_Emphasis"><text:span text:style-name="T4">Cada MVP responde:</text:span></text:span></text:p>
      <text:list text:style-name="L7">
        <text:list-item>
          <text:p text:style-name="P12"><text:span text:style-name="Strong_20_Emphasis"><text:span text:style-name="T4">Qual problema resolve?</text:span></text:span><text:span text:style-name="T5"> (1 frase)</text:span></text:p>
        </text:list-item>
        <text:list-item>
          <text:p text:style-name="P12"><text:span text:style-name="Strong_20_Emphasis"><text:span text:style-name="T4">Como funciona?</text:span></text:span><text:span text:style-name="T5"> (3 passos)</text:span></text:p>
        </text:list-item>
        <text:list-item>
          <text:p text:style-name="P12"><text:span text:style-name="Strong_20_Emphasis"><text:span text:style-name="T4">Por que alguém usaria?</text:span></text:span><text:span text:style-name="T5"> (1 motivo claro)</text:span></text:p>
        </text:list-item>
      </text:list>
      <text:p text:style-name="P3"><text:span text:style-name="Strong_20_Emphasis"><text:span text:style-name="T4">Exemplo rápido do ColorMatch:</text:span></text:span></text:p>
      <text:list text:style-name="L8">
        <text:list-item>
          <text:p text:style-name="P13"><text:soft-page-break/>"Erro na cor da maquiagem online"</text:p>
        </text:list-item>
        <text:list-item>
          <text:p text:style-name="P13">"Escolho cor → Vejo no rosto virtual → Decido se compro"</text:p>
        </text:list-item>
        <text:list-item>
          <text:p text:style-name="P13">"Porque economizo dinheiro e frustração"</text:p>
        </text:list-item>
      </text:list>
      <text:p text:style-name="Horizontal_20_Line"/>
      <text:h text:style-name="P2" text:outline-level="2"><text:span text:style-name="Strong_20_Emphasis"><text:span text:style-name="T2">✨ </text:span></text:span><text:span text:style-name="Strong_20_Emphasis"><text:span text:style-name="T3">Dica Final para Projetos:</text:span></text:span></text:h>
      <text:p text:style-name="P3"><text:span text:style-name="T5">Comece perguntando: </text:span><text:span text:style-name="Strong_20_Emphasis"><text:span text:style-name="T4">"Qual é a versão mais simples que ainda mostra minha ideia?"</text:span></text:span><text:span text:style-name="T5"><text:line-break/>Não: "Como faço o app completo?"<text:line-break/>Sim: "O que dá para fazer em uma semana que já mostra o conceito?"</text:span></text:p>
      <text:p text:style-name="P14"><text:span text:style-name="Strong_20_Emphasis"><text:span text:style-name="T4">Lembre-se:</text:span></text:span><text:span text:style-name="T5"> Um bom MVP é como um trailer de cinema - mostra só o suficiente para você querer ver o filme completo! 🎬</text:span></text:p>
      <text:p text:style-name="Standard"/>
      <text:p text:style-name="P15">________________________________________________________________________________</text:p>
      <text:p text:style-name="P15"/>
      <text:h text:style-name="P16" text:outline-level="2"><text:span text:style-name="Strong_20_Emphasis"><text:span text:style-name="T2">🚀 </text:span></text:span><text:span text:style-name="Strong_20_Emphasis"><text:span text:style-name="T3">Evolução Possível (do MVP para Produto):</text:span>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7">MVP Simulado →</text:p>
            </table:table-cell>
            <table:table-cell table:style-name="Tabela1.A1" office:value-type="string">
              <text:p text:style-name="P17">Produto Real</text:p>
            </table:table-cell>
          </table:table-row>
        </table:table-header-rows>
        <table:table-row>
          <table:table-cell table:style-name="Tabela1.A2" office:value-type="string">
            <text:p text:style-name="P18">Rosto 2D →</text:p>
          </table:table-cell>
          <table:table-cell table:style-name="Tabela1.A2" office:value-type="string">
            <text:p text:style-name="P18">Câmera AR com face tracking</text:p>
          </table:table-cell>
        </table:table-row>
        <table:table-row>
          <table:table-cell table:style-name="Tabela1.A2" office:value-type="string">
            <text:p text:style-name="P18">Semáforos simulados →</text:p>
          </table:table-cell>
          <table:table-cell table:style-name="Tabela1.A2" office:value-type="string">
            <text:p text:style-name="P18">IA integrada a semáforos reais</text:p>
          </table:table-cell>
        </table:table-row>
        <table:table-row>
          <table:table-cell table:style-name="Tabela1.A2" office:value-type="string">
            <text:p text:style-name="P18">Lista de pacientes →</text:p>
          </table:table-cell>
          <table:table-cell table:style-name="Tabela1.A2" office:value-type="string">
            <text:p text:style-name="P18">Integração com sistemas hospitalares</text:p>
          </table:table-cell>
        </table:table-row>
        <table:table-row>
          <table:table-cell table:style-name="Tabela1.A2" office:value-type="string">
            <text:p text:style-name="P18">Faixas estáticas →</text:p>
          </table:table-cell>
          <table:table-cell table:style-name="Tabela1.A2" office:value-type="string">
            <text:p text:style-name="P18">Editor de áudio colaborativo online</text:p>
          </table:table-cell>
        </table:table-row>
        <table:table-row>
          <table:table-cell table:style-name="Tabela1.A2" office:value-type="string">
            <text:p text:style-name="P18">Galeria de assets →</text:p>
          </table:table-cell>
          <table:table-cell table:style-name="Tabela1.A2" office:value-type="string">
            <text:p text:style-name="P18">Marketplace com upload/download</text:p>
          </table:table-cell>
        </table:table-row>
        <table:table-row>
          <table:table-cell table:style-name="Tabela1.A2" office:value-type="string">
            <text:p text:style-name="P18">Drones animados →</text:p>
          </table:table-cell>
          <table:table-cell table:style-name="Tabela1.A2" office:value-type="string">
            <text:p text:style-name="P19">App com rastreamento GPS real</text:p>
          </table:table-cell>
        </table:table-row>
      </table:table>
      <text:p text:style-name="Horizontal_20_Line"/>
      <text:h text:style-name="P2" text:outline-level="2"><text:span text:style-name="Strong_20_Emphasis"><text:span text:style-name="T2">💡 </text:span></text:span><text:span text:style-name="Strong_20_Emphasis"><text:span text:style-name="T3">Insight Principal:</text:span></text:span></text:h>
      <text:p text:style-name="P20"><text:span text:style-name="T5">"Um bom MVP </text:span><text:span text:style-name="Strong_20_Emphasis"><text:span text:style-name="T4">não é a versão 1.0 do produto</text:span></text:span><text:span text:style-name="T5">, mas </text:span><text:span text:style-name="Strong_20_Emphasis"><text:span text:style-name="T4">o menor experimento</text:span></text:span><text:span text:style-name="T5"> que testa a premissa central do negócio. Se os usuários interagem e entendem o </text:span><text:span text:style-name="Strong_20_Emphasis"><text:span text:style-name="T4">conceito</text:span></text:span><text:span text:style-name="T5"> mesmo na versão mais simples, você validou algo importante antes de investir milhões."</text:span></text:p>
      <text:p text:style-name="P14"><text:soft-page-break/><text:span text:style-name="T5">Cada protótipo </text:span><text:span text:style-name="Strong_20_Emphasis"><text:span text:style-name="T4">não é para vender</text:span></text:span><text:span text:style-name="T5"> para o cliente final, mas para </text:span><text:span text:style-name="Strong_20_Emphasis"><text:span text:style-name="T4">mostrar para investidores/parceiros</text:span></text:span><text:span text:style-name="T5"> que a ideia faz sentido e pode ser entendida em minutos, não em horas de explicação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4T08:16:21.137000000</meta:creation-date>
    <dc:date>2026-02-04T08:17:50.298000000</dc:date>
    <meta:editing-duration>PT1M30S</meta:editing-duration>
    <meta:editing-cycles>2</meta:editing-cycles>
    <meta:generator>LibreOffice/24.8.0.3$Windows_X86_64 LibreOffice_project/0bdf1299c94fe897b119f97f3c613e9dca6be583</meta:generator>
    <meta:document-statistic meta:table-count="1" meta:image-count="0" meta:object-count="0" meta:page-count="6" meta:paragraph-count="87" meta:word-count="739" meta:character-count="4456" meta:non-whitespace-character-count="3834"/>
  </office:meta>
</office:document-meta>
</file>